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/>
  <office:automatic-styles>
    <style:style style:family="section" style:name="Sect1"/>
    <style:page-layout style:name="PLayout2">
      <style:page-layout-properties fo:margin-top="1.0in" fo:margin-bottom="1.0in" fo:margin-left="1.0in" fo:margin-right="1.0in"/>
    </style:page-layout>
    <style:page-layout style:name="Standard">
      <style:page-layout-properties fo:margin-top="1.0in" fo:margin-bottom="1.0in" fo:margin-left="1.0in" fo:margin-right="1.0in"/>
    </style:page-layout>
  </office:automatic-styles>
  <office:body>
    <office:text>
      <text:section text:style-name="Sect1" text:name="Section1">
        <text:p text:style-name="Normal">Discursive Labs</text:p>
        <text:p text:style-name="Normal">11209 National Blvd #248</text:p>
        <text:p text:style-name="Normal">Los Angeles, CA, 90064</text:p>
        <text:p text:style-name="Normal"/>
        <text:p text:style-name="Normal"/>
        <text:p text:style-name="Normal">Mr Joe Francis</text:p>
        <text:p text:style-name="Normal">CEO Girls Gone Wild, Co</text:p>
        <text:p text:style-name="Normal">11300 Beverly Blvd</text:p>
        <text:p text:style-name="Normal">Beverly Hills, CA 90292</text:p>
        <text:p text:style-name="Normal"/>
        <text:p text:style-name="Normal"/>
        <text:p text:style-name="Normal">Mr Francis,</text:p>
        <text:p text:style-name="Normal"/>
        <text:p text:style-name="Normal">We saw from your post on the Qualnet forums that you have been having some issues with your purchase of Qualnet. <text:s/>We also saw that SNT had been less than helpful in solving your issue. <text:s/>As former SNT engineers who left to form a company which pays attention to customers, we may be able to help. <text:s/>As our current customers will tell you, we are knowledgeable in all aspects of simulation and our rates are reasonable. <text:s/></text:p>
        <text:p text:style-name="Normal"/>
        <text:p text:style-name="Normal">In your particular issue, we believe that a symlink from /usr/lib/libexpat.so.1 to /usr/lib/libexpat.so.0 should resolve your startup issue, regardless of previous statements made by SNT. <text:s/>We are happy to help you resolve this issue further, at no charge to yourself, to further our word of mouth in the simulation support community.</text:p>
        <text:p text:style-name="Normal"/>
        <text:p text:style-name="Normal">Good luck, and we hope to hear from you soon,</text:p>
        <text:p text:style-name="Normal"/>
        <text:p text:style-name="Normal">Hunter Davis</text:p>
        <text:p text:style-name="Normal">CEO Discursive Labs, LLC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paragraph" style:name="Normal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Times New Roman" fo:font-size="12pt" fo:font-weight="normal" fo:background-color="transparent"/>
    </style:style>
  </office:styles>
  <office:automatic-styles>
    <style:page-layout style:name="Standard">
      <style:page-layout-properties fo:page-width="8.500000in" fo:page-height="11.000000in" style:print-orientation="portrait" fo:margin-top="1.0in" fo:margin-bottom="1.0in" fo:margin-left="1.0in" fo:margin-right="1.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8.6 (unix, gtk)</meta:generator>
  </office:meta>
</office:document-meta>
</file>